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2.722cm" fo:min-width="3.89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345cm" fo:min-width="5.61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7.243cm" fo:min-width="8.13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152cm" draw:fill="none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152cm" draw:fill="none" draw:textarea-horizontal-align="justify" draw:textarea-vertical-align="middle" draw:auto-grow-height="false" fo:min-height="2.86cm" fo:min-width="2.222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152cm" draw:fill-color="#000000" draw:textarea-horizontal-align="justify" draw:textarea-vertical-align="middle" draw:auto-grow-height="false" fo:min-height="0.142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142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55cm" draw:marker-end-width="0.152cm" draw:fill-color="#000000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5.088cm" fo:min-width="3.09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516cm" fo:min-width="5.625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669cm" fo:min-width="4.771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762cm" fo:min-width="4.095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355cm" draw:marker-end-width="0.152cm" draw:fill="none" draw:textarea-vertical-align="middle" draw:auto-grow-height="false" fo:min-height="18.408cm" fo:min-width="0.09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348cm" fo:min-width="5.257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55cm" draw:marker-end-width="0.152cm" draw:fill="none" draw:textarea-vertical-align="middle" draw:auto-grow-height="false" fo:min-height="19.053cm" fo:min-width="1.119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355cm" draw:marker-end-width="0.152cm" draw:fill="hatch" draw:fill-color="#000000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355cm" draw:marker-end-width="0.152cm" draw:fill="hatch" draw:fill-color="#ffffff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355cm" draw:marker-end-width="0.152cm" draw:fill="solid" draw:fill-color="#000000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3.456cm" fo:min-width="5.61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561cm" fo:min-width="3.357cm"/>
    </style:style>
    <style:style style:name="gr28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726cm" fo:min-width="3.589cm"/>
    </style:style>
    <style:style style:name="gr29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782cm" fo:min-width="2.203cm"/>
    </style:style>
    <style:style style:name="gr30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4.556cm" fo:min-width="4.062cm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1.388cm" fo:min-width="3.84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466cm" fo:min-width="3.396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482cm" fo:min-width="3.613cm"/>
    </style:style>
    <style:style style:name="gr34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draw:stroke="dash" draw:stroke-dash="Dashed_20__28_var_29_" svg:stroke-width="0.051cm" draw:marker-start-width="0.355cm" draw:marker-end-width="0.152cm" draw:fill-color="#ffffff" draw:textarea-horizontal-align="justify" draw:textarea-vertical-align="middle" draw:auto-grow-height="false" fo:min-height="1.343cm" fo:min-width="2.095cm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Dashed_20__28_var_29_"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355cm" draw:marker-end-width="0.152cm" draw:textarea-horizontal-align="justify" draw:textarea-vertical-align="middle" draw:auto-grow-height="false" fo:min-height="1.655cm" fo:min-width="2.168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5.211cm" fo:min-width="8.77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.021cm" fo:min-width="0cm" fo:padding-top="0.15cm" fo:padding-bottom="0.15cm" fo:padding-left="0.275cm" fo:padding-right="0.275cm"/>
    </style:style>
    <style:style style:name="gr4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44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62cm" fo:min-width="1.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margin-left="0cm" fo:margin-right="0cm" fo:margin-top="0.1cm" fo:margin-bottom="0.1cm" fo:text-align="start" fo:text-indent="0cm"/>
    </style:style>
    <style:style style:name="P6" style:family="paragraph">
      <style:paragraph-properties fo:text-align="center"/>
      <style:text-properties fo:font-size="17.8999996185303pt" fo:font-style="italic" style:font-style-asian="italic" style:font-style-complex="italic"/>
    </style:style>
    <style:style style:name="P7" style:family="paragraph">
      <style:paragraph-properties fo:text-align="start"/>
      <style:text-properties fo:font-size="17.8999996185303pt"/>
    </style:style>
    <style:style style:name="P8" style:family="paragraph">
      <style:paragraph-properties fo:margin-left="0cm" fo:margin-right="0cm" fo:margin-top="0.1cm" fo:margin-bottom="0.1cm" fo:line-height="100%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size="17.8999996185303pt"/>
    </style:style>
    <style:style style:name="P10" style:family="paragraph">
      <style:paragraph-properties fo:text-align="center"/>
      <style:text-properties fo:font-size="17.8999996185303pt" style:text-underline-style="none"/>
    </style:style>
    <style:style style:name="P11" style:family="paragraph">
      <style:paragraph-properties fo:text-align="center"/>
      <style:text-properties fo:color="#ffffff" style:font-name="LM Roman 9" fo:font-size="28pt" fo:font-weight="bold" style:font-size-asian="40pt" style:font-weight-asian="bold" style:font-size-complex="40pt" style:font-weight-complex="600"/>
    </style:style>
    <style:style style:name="T1" style:family="text"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font-name="LM Roman 9" fo:font-size="17.8999996185303pt" style:text-underline-style="solid" style:text-underline-width="auto" style:text-underline-color="font-color" style:letter-kerning="true" style:font-name-asian="Droid Sans Fallback" style:font-size-asian="18pt" style:font-name-complex="FreeSans" style:font-size-complex="18pt"/>
    </style:style>
    <style:style style:name="T3" style:family="text">
      <style:text-properties style:font-name="LM Roman 9" fo:font-size="17.8999996185303pt" style:text-underline-style="solid" style:text-underline-width="auto" style:text-underline-color="font-color"/>
    </style:style>
    <style:style style:name="T4" style:family="text">
      <style:text-properties fo:font-size="17.8999996185303pt" style:text-underline-style="solid" style:text-underline-width="auto" style:text-underline-color="font-color"/>
    </style:style>
    <style:style style:name="T5" style:family="text">
      <style:text-properties fo:font-size="17.8999996185303pt"/>
    </style:style>
    <style:style style:name="T6" style:family="text">
      <style:text-properties style:font-name="LM Roman 9" fo:font-size="17.8999996185303pt" fo:font-style="italic" style:letter-kerning="true" style:font-name-asian="Droid Sans Fallback" style:font-size-asian="18pt" style:font-style-asian="italic" style:font-name-complex="FreeSans" style:font-size-complex="18pt" style:font-style-complex="italic"/>
    </style:style>
    <style:style style:name="T7" style:family="text">
      <style:text-properties style:font-name="LM Roman 9" fo:font-size="17.899999618530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Roman 9" fo:font-size="17.899999618530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 Roman 9" fo:font-size="17.8999996185303pt" style:text-underline-style="none" style:letter-kerning="true" style:font-name-asian="Droid Sans Fallback" style:font-size-asian="18pt" style:font-name-complex="FreeSans" style:font-size-complex="18pt"/>
    </style:style>
    <style:style style:name="T10" style:family="text">
      <style:text-properties fo:color="#ffffff" style:font-name="LM Roman 9" fo:font-size="28pt" fo:font-weight="bold" style:font-size-asian="40pt" style:font-weight-asian="bold" style:font-size-complex="4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4.444cm" svg:height="4.424cm" svg:x="35.843cm" svg:y="19.431cm">
          <text:p text:style-name="P1"><text:span text:style-name="T1">conjunto de</text:span></text:p>
          <text:p text:style-name="P1"><text:span text:style-name="T1">treinamento</text:span></text:p>
          <text:p text:style-name="P1"><text:span text:style-name="T1"/></text:p>
          <draw:enhanced-geometry svg:viewBox="0 0 88 21600" draw:mirror-horizontal="false" draw:mirror-vertical="false" draw:glue-points="44 ?f6 44 0 0 10800 44 21600 88 10800" draw:text-areas="0 ?f6 88 ?f3" draw:type="can" draw:modifiers="4567.820773930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3" draw:layer="layout" svg:x1="8.205cm" svg:y1="19.91cm" svg:x2="20.536cm" svg:y2="21.821cm" draw:start-shape="id1" draw:end-shape="id2" draw:end-glue-point="3" svg:d="M8205 19910h6165v1911h6166" svg:viewBox="0 0 12332 1912">
          <text:p/>
        </draw:connector>
        <draw:custom-shape draw:style-name="gr3" draw:text-style-name="P4" xml:id="id10" draw:id="id10" draw:layer="layout" svg:width="6.111cm" svg:height="5.426cm" svg:x="11.695cm" svg:y="17.197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861.099796334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0.141cm" svg:height="0.142cm" svg:x="14.637cm" svg:y="21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14.635cm" svg:y="21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14.635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8.637cm" svg:height="7.493cm" svg:x="10.821cm" svg:y="0.067cm">
          <text:p text:style-name="P1"><text:span text:style-name="T2">coleção de problemas</text:span></text:p>
          <text:p text:style-name="P1"><text:span text:style-name="T2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onjuntos de dados rotul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67cm" svg:height="3.048cm" svg:x="11.528cm" svg:y="1.5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0.381cm" svg:height="0.381cm" svg:x="13.007cm" svg:y="4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2.307cm" svg:y="4.0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1.661cm" svg:y="3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722cm" svg:height="3.11cm" svg:x="16.106cm" svg:y="1.556cm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draw:layer="layout" svg:width="0.389cm" svg:height="0.392cm" svg:x="16.106cm" svg:y="3.93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89cm" svg:height="0.392cm" svg:x="16.888cm" svg:y="4.12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89cm" svg:height="0.392cm" svg:x="17.604cm" svg:y="4.125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89cm" svg:height="0.392cm" svg:x="18.28cm" svg:y="3.9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3.789cm" svg:y="3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667cm" svg:height="3.048cm" svg:x="13.629cm" svg:y="2.38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3" draw:layer="layout" svg:width="0.381cm" svg:height="0.381cm" svg:x="15.818cm" svg:y="4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5.106cm" svg:y="4.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4.408cm" svg:y="4.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3.787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022cm" svg:height="5.337cm" svg:x="6.879cm" svg:y="9.861cm">
          <text:p text:style-name="P1"><text:span text:style-name="T1">estratégia de</text:span></text:p>
          <text:p text:style-name="P1"><text:span text:style-name="T1">amostragem</text:span></text:p>
          <text:p text:style-name="P1"><text:span text:style-name="T1">(simulada)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" draw:text-style-name="P4" xml:id="id8" draw:id="id8" draw:layer="layout" svg:width="6.315cm" svg:height="1.956cm" svg:x="20.317cm" svg:y="4.541cm">
          <text:p text:style-name="P1"><text:span text:style-name="T1">caracteriz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637cm" svg:height="7.493cm" svg:x="0.429cm" svg:y="0.097cm">
          <text:p text:style-name="P3"><text:span text:style-name="T3">algoritmos de aprendizado</text:span></text:p>
          <text:p text:style-name="P3"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5.369cm" svg:height="1.017cm" svg:x="2.043cm" svg:y="3.438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69cm" svg:height="1.017cm" svg:x="2.043cm" svg:y="4.739cm">
          <text:p text:style-name="P5"><text:span text:style-name="T6">Naive Ba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369cm" svg:height="1.017cm" svg:x="2.043cm" svg:y="2.137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141cm" svg:height="0.142cm" svg:x="4.696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4.694cm" svg:y="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4.694cm" svg:y="6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7" draw:id="id7" draw:layer="layout" svg:width="5.713cm" svg:height="4.988cm" svg:x="20.625cm" svg:y="11.522cm">
          <text:p text:style-name="P1"><text:span text:style-name="T1">metaexemplo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3" draw:layer="layout" svg:width="1.65cm" svg:height="19.684cm" draw:transform="rotate (1.5707963267949) translate (0.064cm 9.59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4" xml:id="id2" draw:id="id2" draw:layer="layout" svg:width="5.929cm" svg:height="1.77cm" svg:x="20.536cm" svg:y="20.936cm">
          <text:p text:style-name="P3"><text:span text:style-name="T7">avali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619cm" svg:height="19.303cm" draw:transform="rotate (-1.5707963267949) translate (19.535cm 15.493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8.95151263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xml:id="id1" draw:id="id1" draw:layer="layout" svg:width="6.111cm" svg:height="5.426cm" svg:x="2.094cm" svg:y="17.197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861.099796334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.369cm" svg:height="1.017cm" svg:x="2.48cm" svg:y="20.181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2.48cm" svg:y="18.882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141cm" svg:height="0.142cm" svg:x="5.036cm" svg:y="21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5.034cm" svg:y="21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5.034cm" svg:y="2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119cm" svg:y="19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6.407cm" svg:y="19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5.707cm" svg:y="19.2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4.988cm" svg:y="19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148cm" svg:y="20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6.437cm" svg:y="20.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5.736cm" svg:y="20.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5.018cm" svg:y="20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5.369cm" svg:height="1.017cm" svg:x="12.083cm" svg:y="20.24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12.083cm" svg:y="18.941cm">
          <text:p text:style-name="P5"><text:span text:style-name="T1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381cm" svg:height="0.381cm" svg:x="16.72cm" svg:y="1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81cm" svg:height="0.381cm" svg:x="16.008cm" svg:y="19.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5.308cm" svg:y="19.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4.589cm" svg:y="19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16.747cm" svg:y="20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6.037cm" svg:y="20.5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381cm" svg:height="0.381cm" svg:x="15.337cm" svg:y="20.5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381cm" svg:height="0.381cm" svg:x="14.619cm" svg:y="20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" draw:id="id9" draw:layer="layout" svg:width="6.111cm" svg:height="5.426cm" svg:x="6.795cm" svg:y="19.101cm">
          <text:p text:style-name="P3"><text:span text:style-name="T5"/></text:p>
          <draw:enhanced-geometry svg:viewBox="0 0 88 21600" draw:mirror-horizontal="false" draw:mirror-vertical="false" draw:glue-points="44 ?f6 44 0 0 10800 44 21600 88 10800" draw:text-areas="0 ?f6 88 ?f3" draw:type="can" draw:modifiers="4567.820773930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.369cm" svg:height="1.017cm" svg:x="7.183cm" svg:y="20.94cm">
          <text:p text:style-name="P8"><text:span text:style-name="T8">5-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5.369cm" svg:height="1.017cm" svg:x="7.183cm" svg:y="22.239cm">
          <text:p text:style-name="P5"><text:span text:style-name="T1">C4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381cm" svg:height="0.381cm" svg:x="11.819cm" svg:y="2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1.108cm" svg:y="21.2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10.407cm" svg:y="21.2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9.689cm" svg:y="21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1cm" svg:height="0.142cm" svg:x="9.737cm" svg:y="23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9.735cm" svg:y="2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2cm" svg:height="0.142cm" svg:x="9.735cm" svg:y="2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849cm" svg:y="2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381cm" svg:height="0.381cm" svg:x="11.137cm" svg:y="22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381cm" svg:height="0.381cm" svg:x="10.437cm" svg:y="22.5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81cm" svg:height="0.381cm" svg:x="9.718cm" svg:y="2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4.193cm" svg:height="1.147cm" draw:transform="rotate (-1.5707963267949) translate (24.552cm 16.691cm)">
          <text:p text:style-name="P1"><text:span text:style-name="T1">metarrótul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193cm" svg:height="1.08cm" draw:transform="rotate (-1.5707963267949) translate (24.511cm 6.848cm)">
          <text:p text:style-name="P1"><text:span text:style-name="T1">meta-atributos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6" draw:id="id6" draw:layer="layout" svg:width="6.315cm" svg:height="1.956cm" svg:x="27.984cm" svg:y="6.492cm">
          <text:p text:style-name="P1"><text:span text:style-name="T9">caracteriz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813cm" svg:height="1.142cm" draw:transform="rotate (-1.5707963267949) translate (32.202cm 9.344cm)">
          <text:p text:style-name="P1"><text:span text:style-name="T1">meta-atribu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xml:id="id13" draw:id="id13" draw:layer="layout" svg:width="7.72cm" svg:height="4.855cm" svg:x="34.185cm" svg:y="13.462cm">
          <text:p text:style-name="P1"><text:span text:style-name="T1"/></text:p>
          <text:p text:style-name="P1"><text:span text:style-name="T1">estratégia de</text:span></text:p>
          <text:p text:style-name="P1"><text:span text:style-name="T1">amostrag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1" draw:text-style-name="P9" xml:id="id4" draw:id="id4" draw:layer="layout" svg:width="4.572cm" svg:height="1.87cm" svg:x="35.814cm" svg:y="16.102cm">
          <text:p text:style-name="P1"><text:span text:style-name="T1">algoritmo</text:span></text:p>
          <text:p text:style-name="P1"><text:span text:style-name="T1">de aprendiz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3" draw:id="id3" draw:layer="layout" svg:width="4.136cm" svg:height="1.956cm" svg:x="29.064cm" svg:y="13.035cm">
          <text:p text:style-name="P1"><text:span text:style-name="T1">metamode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1.132cm" svg:y1="14.991cm" svg:x2="38.1cm" svg:y2="16.102cm" draw:start-shape="id3" draw:start-glue-point="2" draw:end-shape="id4" draw:end-glue-point="0" svg:d="M31132 14991v556h6968v555" svg:viewBox="0 0 6969 1112">
          <text:p/>
        </draw:connector>
        <draw:custom-shape draw:style-name="gr33" draw:text-style-name="P9" draw:layer="layout" svg:width="4.191cm" svg:height="0.81cm" svg:x="29.479cm" svg:y="15.648cm">
          <text:p text:style-name="P1"><text:span text:style-name="T1">recomend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1.128cm" svg:y1="4.553cm" svg:x2="31.141cm" svg:y2="6.492cm" draw:start-shape="id5" draw:start-glue-point="7" draw:end-shape="id6" draw:end-glue-point="0" svg:d="M31128 4553l13 1939" svg:viewBox="0 0 14 1940">
          <text:p/>
        </draw:connector>
        <draw:connector draw:style-name="gr2" draw:text-style-name="P3" draw:layer="layout" draw:type="line" svg:x1="31.141cm" svg:y1="8.448cm" svg:x2="31.132cm" svg:y2="13.035cm" draw:start-shape="id6" draw:start-glue-point="2" draw:end-shape="id3" draw:end-glue-point="0" svg:d="M31141 8448l-9 4587" svg:viewBox="0 0 10 4588">
          <text:p/>
        </draw:connector>
        <draw:connector draw:style-name="gr2" draw:text-style-name="P3" draw:layer="layout" draw:type="line" svg:x1="26.338cm" svg:y1="14.016cm" svg:x2="29.064cm" svg:y2="14.013cm" draw:start-shape="id7" draw:end-shape="id3" svg:d="M26338 14016l2726-3" svg:viewBox="0 0 2727 4">
          <text:p/>
        </draw:connector>
        <draw:connector draw:style-name="gr2" draw:text-style-name="P3" draw:layer="layout" draw:type="line" svg:x1="23.474cm" svg:y1="6.497cm" svg:x2="23.481cm" svg:y2="11.522cm" draw:start-shape="id8" draw:start-glue-point="2" draw:end-shape="id7" svg:d="M23474 6497l7 5025" svg:viewBox="0 0 8 5026">
          <text:p/>
        </draw:connector>
        <draw:connector draw:style-name="gr2" draw:text-style-name="P3" draw:layer="layout" draw:type="line" svg:x1="23.5cm" svg:y1="20.936cm" svg:x2="23.481cm" svg:y2="16.51cm" draw:start-shape="id2" draw:end-shape="id7" draw:end-glue-point="2" svg:d="M23500 20936l-19-4426" svg:viewBox="0 0 20 4427">
          <text:p/>
        </draw:connector>
        <draw:connector draw:style-name="gr2" draw:text-style-name="P3" draw:layer="layout" draw:type="line" svg:x1="12.906cm" svg:y1="21.814cm" svg:x2="20.536cm" svg:y2="21.821cm" draw:start-shape="id9" draw:start-glue-point="8" draw:end-shape="id2" draw:end-glue-point="3" svg:d="M12906 21814l7630 7" svg:viewBox="0 0 7631 8">
          <text:p/>
        </draw:connector>
        <draw:connector draw:style-name="gr2" draw:text-style-name="P3" draw:layer="layout" svg:x1="17.806cm" svg:y1="19.91cm" svg:x2="20.536cm" svg:y2="21.821cm" draw:start-shape="id10" draw:start-glue-point="8" draw:end-shape="id2" draw:end-glue-point="3" svg:d="M17806 19910h1365v1911h1365" svg:viewBox="0 0 2731 1912">
          <text:p/>
        </draw:connector>
        <draw:custom-shape draw:style-name="gr34" draw:text-style-name="P3" draw:layer="layout" svg:width="0.381cm" svg:height="0.381cm" svg:x="39.112cm" svg:y="2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81cm" svg:height="0.381cm" svg:x="37.501cm" svg:y="23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81cm" svg:height="0.381cm" svg:x="37.501cm" svg:y="22.5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381cm" svg:height="0.381cm" svg:x="36.683cm" svg:y="22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40.287cm" svg:y1="21.643cm" svg:x2="40.386cm" svg:y2="17.037cm" draw:start-shape="id11" draw:start-glue-point="8" draw:end-shape="id4" draw:end-glue-point="1" svg:d="M40287 21643h626v-4606h-527" svg:viewBox="0 0 627 4607">
          <text:p/>
        </draw:connector>
        <draw:custom-shape draw:style-name="gr37" draw:text-style-name="P4" xml:id="id12" draw:id="id12" draw:layer="layout" svg:width="4.429cm" svg:height="1.642cm" svg:x="29.564cm" svg:y="20.824cm">
          <text:p text:style-name="P3"><text:span text:style-name="T7">oráculo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6" draw:text-style-name="P3" draw:layer="layout" draw:type="line" svg:x1="33.551cm" svg:y1="21.645cm" svg:x2="35.843cm" svg:y2="21.643cm" draw:start-shape="id12" draw:start-glue-point="7" draw:end-shape="id11" svg:d="M33551 21645l2292-2" svg:viewBox="0 0 2293 3">
          <text:p/>
        </draw:connector>
        <draw:connector draw:style-name="gr36" draw:text-style-name="P3" draw:layer="layout" draw:type="line" svg:x1="34.957cm" svg:y1="15.89cm" svg:x2="31.779cm" svg:y2="20.824cm" draw:start-shape="id13" draw:start-glue-point="5" draw:end-shape="id12" draw:end-glue-point="4" svg:d="M34957 15890l-3178 4934" svg:viewBox="0 0 3179 4935">
          <text:p/>
        </draw:connector>
        <draw:custom-shape draw:style-name="gr38" draw:text-style-name="P3" draw:layer="layout" svg:width="0.381cm" svg:height="0.381cm" svg:x="32.87cm" svg:y="18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381cm" svg:height="0.381cm" svg:x="34.588cm" svg:y="21.0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81cm" svg:height="0.381cm" svg:x="29.063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2.667cm" svg:height="3.048cm" svg:x="28.873cm" svg:y="1.82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9" draw:layer="layout" svg:width="9.324cm" svg:height="5.511cm" svg:x="27.633cm" svg:y="0.077cm">
          <text:p text:style-name="P1"><text:span text:style-name="T2">novo problem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onjunto de dados sem rótu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2.722cm" svg:height="3.11cm" svg:x="29.766cm" svg:y="1.443cm">
          <text:p/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" draw:layer="layout" svg:width="0.381cm" svg:height="0.381cm" svg:x="31.953cm" svg:y="3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241cm" svg:y="4.0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0.543cm" svg:y="4.0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29.922cm" svg:y="3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953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1.241cm" svg:y="3.5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30.543cm" svg:y="3.5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1cm" svg:height="0.381cm" svg:x="29.922cm" svg:y="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" draw:layer="layout" svg:x1="32.488cm" svg:y1="2.998cm" svg:x2="38.045cm" svg:y2="13.462cm" draw:start-shape="id5" draw:start-glue-point="6" draw:end-shape="id13" draw:end-glue-point="4" svg:d="M32488 2998h5557v10464" svg:viewBox="0 0 5558 10465">
          <text:p/>
        </draw:connector>
        <draw:custom-shape draw:style-name="gr43" draw:text-style-name="P11" draw:layer="layout" svg:width="2.032cm" svg:height="2.032cm" svg:x="5.588cm" svg:y="11.938cm">
          <text:p text:style-name="P3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2.032cm" svg:height="2.032cm" svg:x="9.897cm" svg:y="0.124cm">
          <text:p text:style-name="P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2.032cm" svg:height="2.032cm" svg:x="22.479cm" svg:y="22.479cm">
          <text:p text:style-name="P3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2.032cm" svg:height="2.032cm" svg:x="26.052cm" svg:y="5.97cm">
          <text:p text:style-name="P3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2.032cm" svg:height="2.032cm" svg:x="19.658cm" svg:y="13.008cm">
          <text:p text:style-name="P3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2.032cm" svg:height="2.032cm" svg:x="26.671cm" svg:y="11.793cm">
          <text:p text:style-name="P3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9.458cm" svg:y1="3.813cm" svg:x2="23.474cm" svg:y2="4.541cm" draw:start-shape="id14" draw:start-glue-point="1" draw:end-shape="id8" draw:end-glue-point="0" svg:d="M19458 3813h4016v728" svg:viewBox="0 0 4017 729">
          <text:p/>
        </draw:connector>
        <draw:custom-shape draw:style-name="gr43" draw:text-style-name="P11" draw:layer="layout" svg:width="2.032cm" svg:height="2.032cm" svg:x="30.072cm" svg:y="16.394cm">
          <text:p text:style-name="P3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draw:layer="layout" svg:width="2.324cm" svg:height="0.964cm" svg:x="26.478cm" svg:y="14.095cm">
          <text:p text:style-name="P1"><text:span text:style-name="T1">indu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draw:textarea-horizontal-align="right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37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3:06:24.605600283</meta:creation-date>
    <dc:date>2016-03-05T17:09:36.418305499</dc:date>
    <meta:editing-duration>PT19H14M45S</meta:editing-duration>
    <meta:editing-cycles>40</meta:editing-cycles>
    <meta:generator>LibreOffice/4.3.3.2$Linux_X86_64 LibreOffice_project/430m0$Build-2</meta:generator>
    <meta:document-statistic meta:object-count="121"/>
  </office:meta>
</office:document-meta>
</file>